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000000" style:text-outline="false" style:text-line-through-styl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 xlink:type="simple">python://company.name and company.name or 'The name of this company is not available!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 xlink:type="simple">python://company.partner_id.vat and ('- %25s-%25s-%25s'%25(company.partner_id.vat[2:3],company.partner_id.vat[3:11],company.partner_id.vat[11:12]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get_informe_text(data['form'])" xlink:type="simple">python://get_informe_text(data['form'])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<text:a xlink:href="python://data['form']%20and%20('%20(Expressed%20In%20%25s)'%25(%20exchange_name(data['form'])))%20or%20''" xlink:type="simple">python://data['form'] and (' (Expressed In %25s)'%25( exchange_name(data['form'])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<text:a xlink:href="python://data['form']%20and%20get_month_periodic(data['form'])%20or%20''" xlink:type="simple">python://data['form'] and get_month_periodic(data['form']) or ''</text:a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table:number-columns-repeated="5"/>
          <table:table-cell table:style-name="ce1" office:value-type="string">
            <text:p>Debit</text:p>
          </table:table-cell>
          <table:table-cell table:style-name="ce7" office:value-type="string">
            <text:p>Credit</text:p>
          </table:table-cell>
        </table:table-row>
        <table:table-row table:style-name="ro2">
          <table:table-cell office:value-type="string">
            <text:p><text:a xlink:href="python://for%20each=%22a%20in%20comp_1_line(data['form'])%22" xlink:type="simple">python://for each="a in comp_1_line(data['form'])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otal']%20and%20not%20a['label']%22" xlink:type="simple">python://if test="a['total'] and not a['label']"</text:a>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1" office:value-type="string">
            <text:p><text:a xlink:href="python://a['type']=='view'%20and%20%20a['name']%20or%20a['name'].title()" xlink:type="simple">python://a['type']=='view' and  a['name'] or a['name'].title()</text:a></text:p>
          </table:table-cell>
          <table:table-cell/>
          <table:table-cell table:style-name="ce5" office:value-type="string">
            <text:p><text:a xlink:href="python://get_comp_debit(a['debit'], a['level'],a['type'],a['name'])" xlink:type="simple">python://get_comp_debit(a['debit'], a['level'],a['type'],a['name'])</text:a></text:p>
          </table:table-cell>
          <table:table-cell table:style-name="ce5" office:value-type="string">
            <text:p><text:a xlink:href="python://get_comp_credit(a['credit'], a['level'],a['type'],a['name'])" xlink:type="simple">python://get_comp_credit(a['credit'], a['level'],a['type'],a['name'])</text:a></text:p>
          </table:table-cell>
        </table:table-row>
        <table:table-row table:style-name="ro2">
          <table:table-cell office:value-type="string">
            <text:p><text:a xlink:href="python:///if" xlink:type="simple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ype']%3C%3E'view'%22" xlink:type="simple">python://if test="a['type']&lt;&gt;'view'"</text:a></text:p>
          </table:table-cell>
          <table:table-cell table:number-columns-repeated="6"/>
        </table:table-row>
        <table:table-row table:style-name="ro4">
          <table:table-cell office:value-type="string">
            <text:p><text:a xlink:href="python://a['type']=='view'%20and%20%20a['name']%20or%20a['name'].title()" xlink:type="simple">python://a['type']=='view' and  a['name'] or a['name'].title()</text:a></text:p>
          </table:table-cell>
          <table:table-cell table:number-columns-repeated="4"/>
          <table:table-cell table:style-name="ce6" office:value-type="string">
            <text:p><text:a xlink:href="python://get_comp_debit(a['debit'], a['level'],a['type'],a['name'])" xlink:type="simple">python://get_comp_debit(a['debit'], a['level'],a['type'],a['name'])</text:a></text:p>
          </table:table-cell>
          <table:table-cell table:style-name="ce6" office:value-type="string">
            <text:p><text:a xlink:href="python://get_comp_credit(a['credit'], a['level'],a['type'],a['name'])" xlink:type="simple">python://get_comp_credit(a['credit'], a['level'],a['type'],a['name'])</text:a></text:p>
          </table:table-cell>
        </table:table-row>
        <table:table-row table:style-name="ro2">
          <table:table-cell office:value-type="string">
            <text:p><text:a xlink:href="python:///if" xlink:type="simple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not%20a['total']%20and%20a['label']%20and%20a['type']=='view'%22" xlink:type="simple">python://if test="not a['total'] and a['label'] and a['type']=='view'"</text:a></text:p>
          </table:table-cell>
          <table:table-cell table:number-columns-repeated="6"/>
        </table:table-row>
        <table:table-row table:style-name="ro5">
          <table:table-cell table:style-name="ce1" office:value-type="string">
            <text:p><text:a xlink:href="python://a['type']=='view'%20and%20%20a['name']%20or%20a['name'].title()" xlink:type="simple">python://a['type']=='view' and  a['name'] or a['name'].title()</text:a></text:p>
          </table:table-cell>
          <table:table-cell table:number-columns-repeated="4"/>
          <table:table-cell table:style-name="ce5" table:number-columns-repeated="2"/>
        </table:table-row>
        <table:table-row table:style-name="ro2">
          <table:table-cell office:value-type="string">
            <text:p><text:a xlink:href="python:///if" xlink:type="simple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/for" xlink:type="simple">python:///for</text:a>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5" office:value-type="string">
            <text:p>Total:</text:p>
          </table:table-cell>
          <table:table-cell table:style-name="ce5" office:value-type="string">
            <text:p><text:a xlink:href="python://get_total_comp_debit()" xlink:type="simple">python://get_total_comp_debit()</text:a></text:p>
          </table:table-cell>
          <table:table-cell table:style-name="ce5" office:value-type="string">
            <text:p><text:a xlink:href="python://get_total_comp_credit()" xlink:type="simple">python://get_total_comp_credit()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24T16:17:11</meta:creation-date>
    <meta:generator>LibreOffice/3.5$Linux_x86 LibreOffice_project/350m1$Build-2</meta:generator>
    <dc:date>2013-12-11T16:17:02</dc:date>
    <dc:creator>Shreeji </dc:creator>
    <meta:editing-duration>PT2H21M31S</meta:editing-duration>
    <meta:editing-cycles>20</meta:editing-cycles>
    <meta:document-statistic meta:table-count="3" meta:cell-count="25" meta:object-count="0"/>
  </office:meta>
</office:document-meta>
</file>